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371cm" fo:min-width="25.0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81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2.548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27cm" svg:height="15.621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415cm" svg:height="1.038cm" svg:x="10.873cm" svg:y="1.778cm">
          <draw:text-box>
            <text:p><text:span text:style-name="T1">Application Package</text:span></text:p>
          </draw:text-box>
        </draw:frame>
        <draw:custom-shape draw:style-name="gr3" draw:text-style-name="P3" xml:id="id4" draw:id="id4" draw:layer="layout" svg:width="2.794cm" svg:height="2.159cm" svg:x="13.462cm" svg:y="4.064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" draw:id="id3" draw:layer="layout" svg:x1="10.668cm" svg:y1="8.509cm" svg:x2="19.051cm" svg:y2="8.764cm" draw:start-shape="id1" draw:start-glue-point="0" draw:end-shape="id2" draw:end-glue-point="0" svg:d="M10668 8509v-501h8383v756" svg:viewBox="0 0 8384 757">
          <text:p/>
        </draw:connector>
        <draw:custom-shape draw:style-name="gr5" draw:text-style-name="P3" xml:id="id1" draw:id="id1" draw:layer="layout" svg:width="4.318cm" svg:height="2.032cm" svg:x="8.509cm" svg:y="8.509cm">
          <text:p text:style-name="P1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318cm" svg:height="2.032cm" svg:x="16.892cm" svg:y="8.764cm">
          <text:p text:style-name="P1"><text:span text:style-name="T2">Template</text:span></text:p>
          <text:p text:style-name="P1"><text:span text:style-name="T2">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.048cm" svg:height="2.032cm" svg:x="6.604cm" svg:y="13.716cm">
          <text:p text:style-name="P1"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4.318cm" svg:height="2.032cm" svg:x="11.43cm" svg:y="13.716cm">
          <text:p text:style-name="P1"><text:span text:style-name="T2">Ui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5.207cm" svg:height="2.032cm" svg:x="16.891cm" svg:y="13.716cm">
          <text:p text:style-name="P1"><text:span text:style-name="T2">CommandLine</text:span></text:p>
          <text:p text:style-name="P1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4.859cm" svg:y1="8.008cm" svg:x2="14.859cm" svg:y2="6.223cm" draw:start-shape="id3" draw:start-glue-point="0" draw:end-shape="id4" draw:end-glue-point="2" svg:d="M14859 8008v-1785" svg:viewBox="0 0 1 1786">
          <text:p/>
        </draw:connector>
        <draw:connector draw:style-name="gr4" draw:text-style-name="P1" xml:id="id8" draw:id="id8" draw:layer="layout" draw:line-skew="-0.642cm" svg:x1="8.128cm" svg:y1="13.716cm" svg:x2="19.494cm" svg:y2="13.716cm" draw:start-shape="id5" draw:start-glue-point="0" draw:end-shape="id6" draw:end-glue-point="0" svg:d="M8128 13716v-1143h11366v1143" svg:viewBox="0 0 11367 1144">
          <text:p/>
        </draw:connector>
        <draw:connector draw:style-name="gr8" draw:text-style-name="P1" draw:layer="layout" svg:x1="13.573cm" svg:y1="12.573cm" svg:x2="10.668cm" svg:y2="10.541cm" draw:start-shape="id7" draw:start-glue-point="0" draw:end-shape="id1" draw:end-glue-point="2" svg:d="M13573 12573v-1016h-2905v-1016" svg:viewBox="0 0 2906 2033">
          <text:p/>
        </draw:connector>
        <draw:connector draw:style-name="gr4" draw:text-style-name="P1" xml:id="id7" draw:id="id7" draw:layer="layout" draw:line-skew="0.501cm" svg:x1="13.811cm" svg:y1="12.573cm" svg:x2="13.589cm" svg:y2="13.716cm" draw:start-shape="id8" draw:start-glue-point="0" draw:end-shape="id9" draw:end-glue-point="0" svg:d="M13811 12573h-222v1143" svg:viewBox="0 0 223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25:01.489721546</dc:date>
    <dc:creator>Nadir Latif</dc:creator>
    <meta:editing-duration>PT8M13S</meta:editing-duration>
    <meta:editing-cycles>3</meta:editing-cycles>
    <meta:generator>LibreOffice/4.3.3.2$Linux_X86_64 LibreOffice_project/430m0$Build-2</meta:generator>
    <meta:document-statistic meta:object-count="13"/>
  </office:meta>
</office:document-meta>
</file>